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 fo:margin-left="0.25in">
        <style:tab-stops/>
      </style:paragraph-properties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text-align="justify"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/>
    </style:style>
    <style:style style:name="P37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Jeremy Micah Choa</text:p>
            <text:p text:style-name="P17">Date:<text:s/>Mar.<text:s/>23, 2017</text:p>
            <text:p text:style-name="P18">Developer’s Group Name: Team 6 Absences</text:p>
            <text:p text:style-name="P19">Project Name: Attendance Checker</text:p>
            <text:p text:style-name="P20">Sprint Number:<text:s/>4</text:p>
          </table:table-cell>
        </table:table-row>
        <table:table-row table:style-name="TableRow21">
          <table:table-cell table:style-name="TableCell22">
            <text:p text:style-name="P23">1. <text:s/>What were the main lessons your team learned in this sprint?</text:p>
            <text:p text:style-name="P24">Keep user convenience in mind.</text:p>
            <text:p text:style-name="P25"/>
            <text:p text:style-name="P26"/>
            <text:p text:style-name="P27">2. <text:s text:c="2"/>Describe one example of what went right in this<text:s/>sprint.</text:p>
            <text:p text:style-name="P28">The whole app works now,<text:s/>just missing instructions on input file specifications.</text:p>
            <text:p text:style-name="P29"/>
            <text:p text:style-name="P30"/>
            <text:p text:style-name="P31">3. <text:s text:c="3"/>Describe one example of what went wrong in this sprint.</text:p>
            <text:p text:style-name="P32">GUI doesn’t specify that certain things need to be in certain formats.</text:p>
            <text:p text:style-name="P33"/>
            <text:p text:style-name="P34">4. <text:s text:c="3"/>What will you do differently on the next sprint based<text:s/>on your experience working on this current sprint?</text:p>
            <text:p text:style-name="P35">Remember not to get carried away with 1 feature and work on others too.</text:p>
            <text:p text:style-name="P36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3-03T00:30:00Z</meta:creation-date>
    <dc:date>2017-03-23T08:37:00Z</dc:date>
    <meta:print-date>2006-07-28T14:33:00Z</meta:print-date>
    <meta:template xlink:href="Normal.dotm" xlink:type="simple"/>
    <meta:editing-cycles>4</meta:editing-cycles>
    <meta:editing-duration>PT240S</meta:editing-duration>
    <meta:document-statistic meta:page-count="1" meta:paragraph-count="1" meta:word-count="113" meta:character-count="761" meta:row-count="5" meta:non-whitespace-character-count="649"/>
  </office:meta>
</office:document-meta>
</file>